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3.69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69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052cm" fo:min-width="3.69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69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82cm" fo:min-width="3.69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4.453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69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5.8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69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417cm" fo:min-width="3.691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163cm" fo:min-width="5.597cm"/>
    </style:style>
    <style:style style:name="gr13" style:family="graphic" style:parent-style-name="standard">
      <style:graphic-properties draw:stroke="none" svg:stroke-color="#000000" draw:fill="none" draw:fill-color="#ffffff" fo:min-height="1.407cm"/>
    </style:style>
    <style:style style:name="gr14" style:family="graphic" style:parent-style-name="standard">
      <style:graphic-properties draw:stroke="none" svg:stroke-color="#000000" draw:fill="none" draw:fill-color="#ffffff" fo:min-height="1.561cm"/>
    </style:style>
    <style:style style:name="gr15" style:family="graphic" style:parent-style-name="standard">
      <style:graphic-properties draw:stroke="none" svg:stroke-color="#000000" draw:fill="none" draw:fill-color="#ffffff" fo:min-height="0.663cm"/>
    </style:style>
    <style:style style:name="gr16" style:family="graphic" style:parent-style-name="standard">
      <style:graphic-properties draw:stroke="none" svg:stroke-color="#000000" draw:fill="none" draw:fill-color="#ffffff" fo:min-height="1.17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6.866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691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3.691cm"/>
    </style:style>
    <style:style style:name="gr20" style:family="graphic" style:parent-style-name="standard">
      <style:graphic-properties draw:stroke="none" svg:stroke-color="#000000" draw:fill="none" draw:fill-color="#ffffff" fo:min-height="0.766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4.83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833cm" fo:min-width="4.18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739cm" fo:min-width="4.1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6.461cm" svg:y="3.159cm">
          <text:p text:style-name="P1"><text:span text:style-name="T1">?? 1 second scan?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0.889cm" svg:x="3.286cm" svg:y="4.937cm">
          <text:p text:style-name="P1"><text:span text:style-name="T1">?Constraint == 0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4.191cm" svg:height="3.302cm" svg:x="1.381cm" svg:y="7.35cm">
          <text:p text:style-name="P1"><text:span text:style-name="T1">?speed valid?</text:span></text:p>
          <text:p text:style-name="P1"><text:span text:style-name="T1"/></text:p>
          <text:p text:style-name="P1"><text:span text:style-name="T1">Constraint =</text:span></text:p>
          <text:p text:style-name="P1"><text:span text:style-name="T1">Max(1, ceil(speed/1000))</text:span></text:p>
          <text:p text:style-name="P1"><text:span text:style-name="T1">WarmupTimer = 0</text:span></text:p>
          <text:p text:style-name="P1"><text:span text:style-name="T1">Cooldowntimer = 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191cm" svg:height="1.27cm" svg:x="6.207cm" svg:y="7.35cm">
          <text:p text:style-name="P1"><text:span text:style-name="T1">?speed not valid?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556cm" svg:y1="3.921cm" svg:x2="5.381cm" svg:y2="4.937cm" draw:start-shape="id1" draw:start-glue-point="2" draw:end-shape="id2" draw:end-glue-point="0" svg:d="M8556 3921l-3175 1016" svg:viewBox="0 0 3176 1017">
          <text:p/>
        </draw:connector>
        <draw:connector draw:style-name="gr5" draw:text-style-name="P3" draw:layer="layout" draw:type="line" svg:x1="5.381cm" svg:y1="5.826cm" svg:x2="3.476cm" svg:y2="7.35cm" draw:start-shape="id2" draw:start-glue-point="2" draw:end-shape="id3" draw:end-glue-point="0" svg:d="M5381 5826l-1905 1524" svg:viewBox="0 0 1906 1525">
          <text:p/>
        </draw:connector>
        <draw:connector draw:style-name="gr5" draw:text-style-name="P3" draw:layer="layout" draw:type="line" svg:x1="5.381cm" svg:y1="5.826cm" svg:x2="8.302cm" svg:y2="7.35cm" draw:start-shape="id2" draw:start-glue-point="2" draw:end-shape="id4" draw:end-glue-point="0" svg:d="M5381 5826l2921 1524" svg:viewBox="0 0 2922 1525">
          <text:p/>
        </draw:connector>
        <draw:custom-shape draw:style-name="gr6" draw:text-style-name="P2" xml:id="id5" draw:id="id5" draw:layer="layout" svg:width="4.191cm" svg:height="2.032cm" svg:x="11.668cm" svg:y="5.953cm">
          <text:p text:style-name="P1"><text:span text:style-name="T1">?Constraint != 0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556cm" svg:y1="3.921cm" svg:x2="13.763cm" svg:y2="5.953cm" draw:start-shape="id1" draw:start-glue-point="2" draw:end-shape="id5" draw:end-glue-point="0" svg:d="M8556 3921l5207 2032" svg:viewBox="0 0 5208 2033">
          <text:p/>
        </draw:connector>
        <draw:custom-shape draw:style-name="gr7" draw:text-style-name="P2" xml:id="id6" draw:id="id6" draw:layer="layout" svg:width="4.953cm" svg:height="1.778cm" svg:x="6.08cm" svg:y="9.382cm">
          <text:p text:style-name="P1"><text:span text:style-name="T1">?SpeedReq &gt; constrained?</text:span></text:p>
          <text:p text:style-name="P1"><text:span text:style-name="T1"/></text:p>
          <text:p text:style-name="P1"><text:span text:style-name="T1">WarmingUp = 1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763cm" svg:y1="7.985cm" svg:x2="8.556cm" svg:y2="9.382cm" draw:start-shape="id5" draw:start-glue-point="2" draw:end-shape="id6" draw:end-glue-point="0" svg:d="M13763 7985l-5207 1397" svg:viewBox="0 0 5208 1398">
          <text:p/>
        </draw:connector>
        <draw:custom-shape draw:style-name="gr8" draw:text-style-name="P2" xml:id="id8" draw:id="id8" draw:layer="layout" svg:width="4.191cm" svg:height="1.905cm" svg:x="1.762cm" svg:y="12.303cm">
          <text:p text:style-name="P1"><text:span text:style-name="T1">? constraint ==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556cm" svg:y1="11.16cm" svg:x2="10.334cm" svg:y2="12.303cm" draw:start-shape="id6" draw:start-glue-point="2" draw:end-shape="id7" draw:end-glue-point="0" svg:d="M8556 11160l1778 1143" svg:viewBox="0 0 1779 1144">
          <text:p/>
        </draw:connector>
        <draw:connector draw:style-name="gr5" draw:text-style-name="P3" draw:layer="layout" draw:type="line" svg:x1="8.556cm" svg:y1="11.16cm" svg:x2="3.857cm" svg:y2="12.303cm" draw:start-shape="id6" draw:start-glue-point="2" draw:end-shape="id8" draw:end-glue-point="0" svg:d="M8556 11160l-4699 1143" svg:viewBox="0 0 4700 1144">
          <text:p/>
        </draw:connector>
        <draw:custom-shape draw:style-name="gr9" draw:text-style-name="P2" xml:id="id9" draw:id="id9" draw:layer="layout" svg:width="6.35cm" svg:height="1.27cm" svg:x="19.034cm" svg:y="2.524cm">
          <text:p text:style-name="P1"><text:span text:style-name="T1">?? speedReq or constraint change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4.191cm" svg:height="1.778cm" svg:x="16.875cm" svg:y="5.191cm">
          <text:p text:style-name="P1"><text:span text:style-name="T1">? speedReq &lt;=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speedReq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4.191cm" svg:height="2.667cm" svg:x="22.082cm" svg:y="5.191cm">
          <text:p text:style-name="P1"><text:span text:style-name="T1">? speedReq &gt;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</text:span></text:p>
          <text:p text:style-name="P1"><text:span text:style-name="T1">constraint * 100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209cm" svg:y1="3.794cm" svg:x2="18.97cm" svg:y2="5.191cm" draw:start-shape="id9" draw:start-glue-point="2" draw:end-shape="id10" draw:end-glue-point="0" svg:d="M22209 3794l-3239 1397" svg:viewBox="0 0 3240 1398">
          <text:p/>
        </draw:connector>
        <draw:connector draw:style-name="gr5" draw:text-style-name="P3" draw:layer="layout" draw:type="line" svg:x1="22.209cm" svg:y1="3.794cm" svg:x2="24.177cm" svg:y2="5.191cm" draw:start-shape="id9" draw:start-glue-point="2" draw:end-shape="id11" draw:end-glue-point="0" svg:d="M22209 3794l1968 1397" svg:viewBox="0 0 1969 1398">
          <text:p/>
        </draw:connector>
        <draw:custom-shape draw:style-name="gr12" draw:text-style-name="P2" xml:id="id18" draw:id="id18" draw:layer="layout" svg:width="6.097cm" svg:height="1.413cm" draw:transform="rotate (0.0118682389135614) translate (19.906cm 11.994cm)">
          <text:p text:style-name="P1"><text:span text:style-name="T1">? Speed below next constraint down ?</text:span></text:p>
          <text:p text:style-name="P1"><text:span text:style-name="T1"/></text:p>
          <text:p text:style-name="P1"><text:span text:style-name="T1">cooldowntimer++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763cm" svg:y1="7.985cm" svg:x2="15.986cm" svg:y2="9.255cm" draw:start-shape="id5" draw:start-glue-point="2" draw:end-shape="id12" draw:end-glue-point="0" svg:d="M13763 7985l2223 1270" svg:viewBox="0 0 2224 1271">
          <text:p/>
        </draw:connector>
        <draw:frame draw:style-name="gr13" draw:text-style-name="P4" draw:layer="layout" svg:width="10.414cm" svg:height="1.657cm" svg:x="3.54cm" svg:y="1.889cm">
          <draw:text-box>
            <text:p>Velocity Selector Warmup Control</text:p>
          </draw:text-box>
        </draw:frame>
        <draw:frame draw:style-name="gr14" draw:text-style-name="P5" draw:layer="layout" svg:width="3.683cm" svg:height="1.811cm" svg:x="18.653cm" svg:y="16.969cm">
          <draw:text-box>
            <text:p><text:span text:style-name="T1">Constraint may decrease based on speed history</text:span></text:p>
          </draw:text-box>
        </draw:frame>
        <draw:frame draw:style-name="gr14" draw:text-style-name="P5" draw:layer="layout" svg:width="3.683cm" svg:height="1.811cm" svg:x="1cm" svg:y="18.493cm">
          <draw:text-box>
            <text:p><text:span text:style-name="T1">Constraint may only increase based on run times in requirements</text:span></text:p>
          </draw:text-box>
        </draw:frame>
        <draw:frame draw:style-name="gr15" draw:text-style-name="P5" draw:layer="layout" svg:width="2.794cm" svg:height="0.913cm" svg:x="1.381cm" svg:y="6.056cm">
          <draw:text-box>
            <text:p><text:span text:style-name="T1">IOC Startup</text:span></text:p>
          </draw:text-box>
        </draw:frame>
        <draw:frame draw:style-name="gr16" draw:text-style-name="P5" draw:layer="layout" svg:width="3.683cm" svg:height="1.421cm" svg:x="22.463cm" svg:y="8.215cm">
          <draw:text-box>
            <text:p><text:span text:style-name="T1">Speed command to hardware limited by warmup constraint</text:span></text:p>
          </draw:text-box>
        </draw:frame>
        <draw:custom-shape draw:style-name="gr17" draw:text-style-name="P2" xml:id="id14" draw:id="id14" draw:layer="layout" svg:width="7.366cm" svg:height="2.794cm" svg:x="4.81cm" svg:y="17.637cm">
          <text:p text:style-name="P1"><text:span text:style-name="T1">? constraint == 1 &amp;&amp; warmupTimer &gt; 10800 ||</text:span></text:p>
          <text:p text:style-name="P1"><text:span text:style-name="T1">Constraint &gt; 1 &amp;&amp; warmupTimer &gt; 3600 ?</text:span></text:p>
          <text:p text:style-name="P1"><text:span text:style-name="T1"/></text:p>
          <text:p text:style-name="P1"><text:span text:style-name="T1">warmupTimer=0</text:span></text:p>
          <text:p text:style-name="P1"><text:span text:style-name="T1">Constraint++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7" draw:id="id7" draw:layer="layout" svg:width="4.191cm" svg:height="1.143cm" svg:x="8.239cm" svg:y="12.303cm">
          <text:p text:style-name="P1"><text:span text:style-name="T1">? constraint &lt;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2" xml:id="id15" draw:id="id15" draw:layer="layout" svg:width="4.191cm" svg:height="1.905cm" svg:x="12.557cm" svg:y="17.637cm">
          <text:p text:style-name="P1"><text:span text:style-name="T1">? otherwise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255cm" svg:y1="16.113cm" svg:x2="8.493cm" svg:y2="17.637cm" draw:start-shape="id13" draw:start-glue-point="2" draw:end-shape="id14" draw:end-glue-point="0" svg:d="M13255 16113l-4762 1524" svg:viewBox="0 0 4763 1525">
          <text:p/>
        </draw:connector>
        <draw:connector draw:style-name="gr5" draw:text-style-name="P3" draw:layer="layout" draw:type="line" svg:x1="13.255cm" svg:y1="16.113cm" svg:x2="14.652cm" svg:y2="17.637cm" draw:start-shape="id13" draw:start-glue-point="2" draw:end-shape="id15" draw:end-glue-point="0" svg:d="M13255 16113l1397 1524" svg:viewBox="0 0 1398 1525">
          <text:p/>
        </draw:connector>
        <draw:custom-shape draw:style-name="gr19" draw:text-style-name="P2" xml:id="id16" draw:id="id16" draw:layer="layout" svg:width="4.191cm" svg:height="1.524cm" svg:x="6.08cm" svg:y="14.589cm">
          <text:p text:style-name="P1"><text:span text:style-name="T1"/></text:p>
          <text:p text:style-name="P1"><text:span text:style-name="T1">? speed &lt; constrained ?</text:span></text:p>
          <text:p text:style-name="P1"><text:span text:style-name="T1"/></text:p>
          <text:p text:style-name="P1"><text:span text:style-name="T1">WarmupTimer = 0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3" draw:id="id13" draw:layer="layout" svg:width="4.191cm" svg:height="1.524cm" svg:x="11.16cm" svg:y="14.589cm">
          <text:p text:style-name="P1"><text:span text:style-name="T1"/></text:p>
          <text:p text:style-name="P1"><text:span text:style-name="T1">? speed &gt;= <text:s/>constrained ?</text:span></text:p>
          <text:p text:style-name="P1"><text:span text:style-name="T1"/></text:p>
          <text:p text:style-name="P1"><text:span text:style-name="T1">WarmupTimer++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0.334cm" svg:y1="13.446cm" svg:x2="8.175cm" svg:y2="14.589cm" draw:start-shape="id7" draw:start-glue-point="2" draw:end-shape="id16" draw:end-glue-point="0" svg:d="M10334 13446l-2159 1143" svg:viewBox="0 0 2160 1144">
          <text:p/>
        </draw:connector>
        <draw:connector draw:style-name="gr5" draw:text-style-name="P3" draw:layer="layout" draw:type="line" svg:x1="10.334cm" svg:y1="13.446cm" svg:x2="13.255cm" svg:y2="14.589cm" draw:start-shape="id7" draw:start-glue-point="2" draw:end-shape="id13" draw:end-glue-point="0" svg:d="M10334 13446l2921 1143" svg:viewBox="0 0 2922 1144">
          <text:p/>
        </draw:connector>
        <draw:frame draw:style-name="gr20" draw:text-style-name="P5" draw:layer="layout" svg:width="2.667cm" svg:height="1.016cm" svg:x="3.159cm" svg:y="15.351cm">
          <draw:text-box>
            <text:p><text:span text:style-name="T1">Accelerating </text:span></text:p>
          </draw:text-box>
        </draw:frame>
        <draw:custom-shape draw:style-name="gr21" draw:text-style-name="P2" xml:id="id12" draw:id="id12" draw:layer="layout" svg:width="5.334cm" svg:height="1.143cm" svg:x="13.319cm" svg:y="9.255cm">
          <text:p text:style-name="P1"><text:span text:style-name="T1">? speedReq &lt;= constrained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6.097cm" svg:height="1.413cm" draw:transform="rotate (0.0118682389135614) translate (13.048cm 12.033cm)">
          <text:p text:style-name="P1"><text:span text:style-name="T1">? Speed &gt;= next constraint down ?</text:span></text:p>
          <text:p text:style-name="P1"><text:span text:style-name="T1"/></text:p>
          <text:p text:style-name="P1"><text:span text:style-name="T1">Cooldowntimer = 0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986cm" svg:y1="10.398cm" svg:x2="16.096cm" svg:y2="11.997cm" draw:start-shape="id12" draw:start-glue-point="2" draw:end-shape="id17" draw:end-glue-point="0" svg:d="M15986 10398l110 1599" svg:viewBox="0 0 111 1600">
          <text:p/>
        </draw:connector>
        <draw:connector draw:style-name="gr5" draw:text-style-name="P3" draw:layer="layout" draw:type="line" svg:x1="15.986cm" svg:y1="10.398cm" svg:x2="22.954cm" svg:y2="11.958cm" draw:start-shape="id12" draw:start-glue-point="2" draw:end-shape="id18" draw:end-glue-point="0" svg:d="M15986 10398l6968 1560" svg:viewBox="0 0 6969 1561">
          <text:p/>
        </draw:connector>
        <draw:custom-shape draw:style-name="gr22" draw:text-style-name="P2" xml:id="id20" draw:id="id20" draw:layer="layout" svg:width="4.686cm" svg:height="2.083cm" draw:transform="rotate (0.0118682389135614) translate (16.621cm 14.534cm)">
          <text:p text:style-name="P1"><text:span text:style-name="T1">? cooldowntimer &gt;= 3600 ?</text:span></text:p>
          <text:p text:style-name="P1"><text:span text:style-name="T1"/></text:p>
          <text:p text:style-name="P1"><text:span text:style-name="T1">Cooldowntimer = 0</text:span></text:p>
          <text:p text:style-name="P1"><text:span text:style-name="T1">constraint--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9" draw:id="id19" draw:layer="layout" svg:width="4.686cm" svg:height="0.989cm" draw:transform="rotate (0.0118682389135614) translate (22.071cm 14.518cm)">
          <text:p text:style-name="P1"><text:span text:style-name="T1">? cooldowntimer &lt; 3600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2.971cm" svg:y1="13.371cm" svg:x2="24.414cm" svg:y2="14.49cm" draw:start-shape="id18" draw:start-glue-point="2" draw:end-shape="id19" draw:end-glue-point="0" svg:d="M22971 13371l1443 1119" svg:viewBox="0 0 1444 1120">
          <text:p/>
        </draw:connector>
        <draw:connector draw:style-name="gr5" draw:text-style-name="P3" draw:layer="layout" draw:type="line" svg:x1="22.971cm" svg:y1="13.371cm" svg:x2="18.964cm" svg:y2="14.506cm" draw:start-shape="id18" draw:start-glue-point="2" draw:end-shape="id20" draw:end-glue-point="0" svg:d="M22971 13371l-4007 1135" svg:viewBox="0 0 4008 1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4:41:03.072875049</meta:creation-date>
    <dc:date>2019-05-22T13:18:34.062283478</dc:date>
    <meta:editing-duration>PT1H17M6S</meta:editing-duration>
    <meta:editing-cycles>12</meta:editing-cycles>
    <meta:generator>LibreOffice/5.3.6.1$Linux_X86_64 LibreOffice_project/30$Build-1</meta:generator>
    <meta:print-date>2019-05-22T09:55:45.334414462</meta:print-date>
    <meta:document-statistic meta:object-count="44"/>
  </office:meta>
</office:document-meta>
</file>